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play or discard Dice cards, deal N^2 damage to the enemy’s fort, where N is the number of cards played or discarded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0:09:06.804098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8-10T11:22:16.968400841</dc:date>
    <meta:editing-duration>P6DT4H3M8S</meta:editing-duration>
    <meta:editing-cycles>874</meta:editing-cycles>
    <meta:document-statistic meta:table-count="10" meta:cell-count="2010" meta:object-count="0"/>
  </office:meta>
</office:document-meta>
</file>